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paragraph-rsid="0021be4a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c9211e" loext:opacity="100%" style:font-name="Times New Roman" fo:font-size="12pt" fo:font-weight="normal" officeooo:paragraph-rsid="002f9a1e" style:font-size-asian="12pt" style:font-weight-asian="normal" style:font-name-complex="Times New Roman1" style:font-size-complex="12pt" style:font-weight-complex="normal"/>
    </style:style>
    <style:style style:name="P3" style:family="paragraph" style:parent-style-name="Standard">
      <style:text-properties fo:color="#c9211e" loext:opacity="100%" style:font-name="Times New Roman" fo:font-size="12pt" fo:font-weight="normal" officeooo:rsid="002f9a1e" officeooo:paragraph-rsid="002f9a1e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style:text-properties fo:color="#c9211e" loext:opacity="100%" style:font-name="Times New Roman" fo:font-size="12pt" fo:font-weight="normal" officeooo:rsid="00311d08" officeooo:paragraph-rsid="00311d08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style:text-properties fo:font-size="12pt" fo:font-weight="normal" officeooo:rsid="0018bea0" officeooo:paragraph-rsid="0021be4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officeooo:paragraph-rsid="0021be4a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paragraph-rsid="002c0b3b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text-properties fo:color="#c9211e" loext:opacity="100%" style:font-name="Times New Roman" fo:font-size="12pt" fo:font-weight="normal" officeooo:paragraph-rsid="002c0b3b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text-properties style:font-name="Times New Roman" fo:font-size="12pt" fo:font-weight="normal" officeooo:paragraph-rsid="002c2a27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normal" officeooo:rsid="002a0909" officeooo:paragraph-rsid="002a0909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text-properties fo:color="#c9211e" loext:opacity="100%" style:font-name="Times New Roman" fo:font-size="12pt" fo:font-weight="normal" officeooo:paragraph-rsid="0021be4a" style:font-size-asian="12pt" style:font-weight-asian="normal" style:font-name-complex="Times New Roman1" style:font-size-complex="12pt" style:font-weight-complex="normal"/>
    </style:style>
    <style:style style:name="T1" style:family="text">
      <style:text-properties officeooo:rsid="002b1b07"/>
    </style:style>
    <style:style style:name="T2" style:family="text">
      <style:text-properties officeooo:rsid="002c0b3b"/>
    </style:style>
    <style:style style:name="T3" style:family="text">
      <style:text-properties officeooo:rsid="002c2a27"/>
    </style:style>
    <style:style style:name="T4" style:family="text">
      <style:text-properties style:font-name="Times New Roman" fo:font-size="20pt" style:font-size-asian="20pt" style:font-name-complex="Times New Roman1" style:font-size-complex="20pt"/>
    </style:style>
    <style:style style:name="T5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Sezen Aksu - Her Şeyi Yak (Yunanca)</text:p>
      <text:p text:style-name="P2">İndim Havuz Başına (Yunancası)</text:p>
      <text:p text:style-name="P2"/>
      <text:p text:style-name="P3"/>
      <text:p text:style-name="P3">Pazartesi </text:p>
      <text:p text:style-name="P3">Duman – Kufi</text:p>
      <text:p text:style-name="P3">Nilüfer – Yeniden Sev</text:p>
      <text:p text:style-name="P3">Vedat Sakman – Kavak Yelleri</text:p>
      <text:p text:style-name="P4"/>
      <text:p text:style-name="P2"/>
      <text:p text:style-name="P2"/>
      <text:p text:style-name="P2"/>
      <text:p text:style-name="P2"/>
      <text:p text:style-name="P5"/>
      <text:p text:style-name="P6">Modern Pop / Rock</text:p>
      <text:p text:style-name="P6"/>
      <text:p text:style-name="P6">Ajda Pekkan - düşünme hiç</text:p>
      <text:p text:style-name="P7">Şebnem Ferah - Bu Aşk Fazla Sana</text:p>
      <text:p text:style-name="P7">Teoman – Gemiler <text:span text:style-name="T1">(Sol karar, kürdi)</text:span></text:p>
      <text:p text:style-name="P7">Teoman - İstanbul’da Sonbahar</text:p>
      <text:p text:style-name="P7"/>
      <text:p text:style-name="P7"/>
      <text:p text:style-name="P6">Fırat Tanış - Yani</text:p>
      <text:p text:style-name="P6">Cem Karaca - bir gün belki hayatta <text:span text:style-name="T2">la </text:span></text:p>
      <text:p text:style-name="P6">Kaan Tangöze - Bekle dedi gitti – mi</text:p>
      <text:p text:style-name="P6">Kenan Doğulu - Tutamıyorum Zamanı – La Minör, dik çıkıcı limit fa</text:p>
      <text:p text:style-name="P7">Özkan Uğur - Yarabbim – La minör çıkıcı</text:p>
      <text:p text:style-name="P8"/>
      <text:p text:style-name="P7"/>
      <text:p text:style-name="P9">Sevdan olmasa <text:span text:style-name="T3">mi</text:span></text:p>
      <text:p text:style-name="P7"/>
      <text:p text:style-name="P6">Ahmet Kaya - beni vur</text:p>
      <text:p text:style-name="P6">Ahmet Kaya - kum gibi</text:p>
      <text:p text:style-name="P10">athena - Yalan</text:p>
      <text:p text:style-name="P6">Barış Manço - anlıyorsun değil mi</text:p>
      <text:p text:style-name="P6"/>
      <text:p text:style-name="P6">Cem Karaca - Çok yorgunum</text:p>
      <text:p text:style-name="P6"/>
      <text:p text:style-name="P6">Haramiler - Mavi Duvar</text:p>
      <text:p text:style-name="P6"/>
      <text:p text:style-name="P6"/>
      <text:p text:style-name="P7">Mirkelam - Asuman</text:p>
      <text:p text:style-name="P7">Mirkelam – Joker</text:p>
      <text:p text:style-name="P6">Nev - Zor</text:p>
      <text:p text:style-name="P6">Ortaçgil - Bu su hiç durmaz</text:p>
      <text:p text:style-name="P6"/>
      <text:p text:style-name="P6">Sezen Aksu - Kalbim Egede Kaldı</text:p>
      <text:p text:style-name="P6">Sertap Erener - Günahın Boynuma</text:p>
      <text:p text:style-name="P6"/>
      <text:p text:style-name="P6"/>
      <text:p text:style-name="P6"><text:soft-page-break/>Teoman - O</text:p>
      <text:p text:style-name="P6">Yeni Türkü - Aşk Yeniden (mi karar)</text:p>
      <text:p text:style-name="P6">Yeni Türkü - Deliler (si)</text:p>
      <text:p text:style-name="P11"/>
      <text:p text:style-name="P6">Yaşar Kurt - Kamyonlar Kavun Taşır</text:p>
      <text:p text:style-name="P6"/>
      <text:p text:style-name="P6">🎶 Türk Sanat Müziği (Klasik / Nostaljik)</text:p>
      <text:p text:style-name="P6"/>
      <text:p text:style-name="P6">Arap saçı</text:p>
      <text:p text:style-name="P6">Ben gamlı hazan</text:p>
      <text:p text:style-name="P6">Bir yangının külünü</text:p>
      <text:p text:style-name="P6">Elbet bir gün buluşacağız</text:p>
      <text:p text:style-name="P6">Elveda meyhaneci</text:p>
      <text:p text:style-name="P6">Fikrimin ince gülü</text:p>
      <text:p text:style-name="P6">İnleyen nağmeler</text:p>
      <text:p text:style-name="P6">Kıskanırım seni ben</text:p>
      <text:p text:style-name="P6">Nasıl geçti habersiz</text:p>
      <text:p text:style-name="P6"/>
      <text:p text:style-name="P6">Sevemez kimse seni</text:p>
      <text:p text:style-name="P6">Sevil de sevme</text:p>
      <text:p text:style-name="P6">Seni ben ellerin olsun diye mi sevdim</text:p>
      <text:p text:style-name="P6">Unut sevme beni, bu aşkın sonu</text:p>
      <text:p text:style-name="P6">Veda busesi</text:p>
      <text:p text:style-name="P6">Yar saçların lüle lüle</text:p>
      <text:p text:style-name="P6"/>
      <text:p text:style-name="P6">🪗 Türk Halk Müziği / Türküler</text:p>
      <text:p text:style-name="P6"/>
      <text:p text:style-name="P6">Ada sahilleri</text:p>
      <text:p text:style-name="P6">Ararım seni her yerde</text:p>
      <text:p text:style-name="P6">Ayva çiçek açmış</text:p>
      <text:p text:style-name="P6">Bağa gel bostana gel</text:p>
      <text:p text:style-name="P6">Bahça duvarından aştım</text:p>
      <text:p text:style-name="P6">Bak yeşil yeşil</text:p>
      <text:p text:style-name="P6">Beyoğlunda gezersin</text:p>
      <text:p text:style-name="P6">Burçak Tarlası</text:p>
      <text:p text:style-name="P6">Cemilenin gezdiği dağlar</text:p>
      <text:p text:style-name="P6">Dağlar kızı reyhan</text:p>
      <text:p text:style-name="P6">Dedikodu (Orhan Veli)</text:p>
      <text:p text:style-name="P6">Doyulur mu</text:p>
      <text:p text:style-name="P6">Drama köprüsü</text:p>
      <text:p text:style-name="P6">Entarisi ala benziyor</text:p>
      <text:p text:style-name="P6">Esmerim biçim biçim</text:p>
      <text:p text:style-name="P6">Fidayda</text:p>
      <text:p text:style-name="P6">Halimem</text:p>
      <text:p text:style-name="P6">Hele yar zalim yar</text:p>
      <text:p text:style-name="P11"/>
      <text:p text:style-name="P6">Kalenin dibinde</text:p>
      <text:p text:style-name="P6">Kesik çayır</text:p>
      <text:p text:style-name="P6">Kim arar</text:p>
      <text:p text:style-name="P6">Mecnunum leylamı gördüm</text:p>
      <text:p text:style-name="P6">Sendeki kaşlar</text:p>
      <text:p text:style-name="P6">Silifkenin yoğurdu</text:p>
      <text:p text:style-name="P6"><text:soft-page-break/>Tiridine bandım (Do majör)</text:p>
      <text:p text:style-name="P6">Üsküdara gider iken</text:p>
      <text:p text:style-name="P6">Yandı bağrım</text:p>
      <text:p text:style-name="P6">Zühtü</text:p>
      <text:p text:style-name="P6"/>
      <text:p text:style-name="P6">🌍 Yabancı / Yabancı dillerde versiyonlar</text:p>
      <text:p text:style-name="P6"/>
      <text:p text:style-name="P6">Hindi Zahra – Beautiful Tango</text:p>
      <text:p text:style-name="P6">Norah Jones</text:p>
      <text:p text:style-name="P6">Tom Waits - Green Grass</text:p>
      <text:p text:style-name="P6">Tsakitzis / Çakıcı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FÖ </text:p>
      <text:p text:style-name="P1">Cem Karaca </text:p>
      <text:p text:style-name="P1">Kenan Doğul </text:p>
      <text:p text:style-name="P1">Duman </text:p>
      <text:p text:style-name="P1"/>
      <text:p text:style-name="P1"/>
      <text:p text:style-name="P1"/>
      <text:p text:style-name="P1">Yarin beyaz gerdanında </text:p>
      <text:p text:style-name="P1">Bir kızıl goncaya benzer </text:p>
      <text:p text:style-name="P1">Güller ve dudaklar </text:p>
      <text:p text:style-name="P1">Yine mi çiçek </text:p>
      <text:p text:style-name="P1">Sari Gyalin </text:p>
      <text:p text:style-name="P1">Xeribim </text:p>
      <text:p text:style-name="P1">Dil disoje </text:p>
      <text:p text:style-name="P1">Gitme sana muhtacım </text:p>
      <text:p text:style-name="P1">Zuhal Olcay </text:p>
      <text:p text:style-name="P1">Kenan Doğulu- Kandırdım -</text:p>
      <text:p text:style-name="P1">Aşk oyunu </text:p>
      <text:p text:style-name="P1">MFÖ - ele güne karşı </text:p>
      <text:p text:style-name="P1">Nil Karaibrahimgil </text:p>
      <text:p text:style-name="P1">Eğlen güzelim </text:p>
      <text:p text:style-name="P1">Zeki Müren </text:p>
      <text:p text:style-name="P1"/>
      <text:p text:style-name="P1"/>
      <text:p text:style-name="P1">Esmeray- Unutma Beni </text:p>
      <text:p text:style-name="P1">Duman - Haberin Yok </text:p>
      <text:p text:style-name="P1">Kalben - Sadece </text:p>
      <text:p text:style-name="P1"/>
      <text:p text:style-name="P1">Yıldız Tilbe - Vazgeçtim </text:p>
      <text:p text:style-name="P1">Vursalar ölemem </text:p>
      <text:p text:style-name="P1">Redd- Nefes Bile Almadan </text:p>
      <text:p text:style-name="P1">Cem Karaca- Çok yorgunum </text:p>
      <text:p text:style-name="P1">İndim yarin bahçasına </text:p>
      <text:p text:style-name="P1"><text:soft-page-break/>Elif dedim </text:p>
      <text:p text:style-name="P1">Bir kızıl goncaya benzer dudağın </text:p>
      <text:p text:style-name="P1">Veda busesi </text:p>
      <text:p text:style-name="P1">Güller ve dudaklar </text:p>
      <text:p text:style-name="P1">Yine mi çiçek </text:p>
      <text:p text:style-name="P1">İki kadın bir adam </text:p>
      <text:p text:style-name="P1">Söyleyemem derdimi </text:p>
      <text:p text:style-name="P1">Söyle dilber </text:p>
      <text:p text:style-name="P1">Sar beni beni </text:p>
      <text:p text:style-name="P1">Sarılsam üşür müsünüz? </text:p>
      <text:p text:style-name="P1">Nereden bileceksiniz </text:p>
      <text:p text:style-name="P1">Şarkılarım senindir </text:p>
      <text:p text:style-name="P1">Mavi kuş </text:p>
      <text:p text:style-name="P1">Hep yalan </text:p>
      <text:p text:style-name="P1">Mem Ararat </text:p>
      <text:p text:style-name="P1">Mehmet Atlı </text:p>
      <text:p text:style-name="P6" loext:marker-style-name="T4"/>
      <text:p text:style-name="P1" loext:marker-style-name="T4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7:13:59.152098300</meta:creation-date>
    <dc:date>2025-11-08T01:23:02.763025800</dc:date>
    <meta:editing-duration>PT5H11M43S</meta:editing-duration>
    <meta:editing-cycles>7</meta:editing-cycles>
    <meta:generator>LibreOffice/25.2.6.2$Windows_X86_64 LibreOffice_project/729c5bfe710f5eb71ed3bbde9e06a6065e9c6c5d</meta:generator>
    <meta:document-statistic meta:table-count="0" meta:image-count="0" meta:object-count="0" meta:page-count="4" meta:paragraph-count="126" meta:word-count="428" meta:character-count="2492" meta:non-whitespace-character-count="2137"/>
  </office:meta>
</office:document-meta>
</file>